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Goudy Stout'" style:font-family-asian="'Goudy Stout'" style:font-family-complex="'Goudy Stout'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8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28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 fo:margin-left="0.00pt" fo:text-indent="28.40pt" fo:margin-bottom="10.00pt"/>
    </style:style>
    <style:style style:name="P2" style:family="paragraph">
      <style:paragraph-properties fo:line-height="115.00%" fo:text-align="justify" fo:margin-left="0.00pt" fo:text-indent="28.40pt" fo:margin-bottom="10.00pt"/>
    </style:style>
    <style:style style:name="P3" style:family="paragraph">
      <style:paragraph-properties fo:line-height="115.00%" fo:text-align="left" fo:margin-left="0.00pt" fo:text-indent="28.40pt" fo:margin-bottom="10.00pt"/>
    </style:style>
    <style:style style:name="P4" style:family="paragraph">
      <style:paragraph-properties fo:line-height="115.00%" fo:text-align="justify" fo:margin-left="0.00pt" fo:text-indent="28.40pt" fo:margin-bottom="10.00pt"/>
    </style:style>
    <text:list-style style:name="L5">
      <text:list-level-style-bullet text:level="1" text:bullet-char="•">
        <style:list-level-properties text:space-before="46.4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justify" fo:margin-bottom="10.00pt"/>
    </style:style>
    <style:style style:name="P6" style:family="paragraph">
      <style:paragraph-properties fo:line-height="115.00%" fo:text-align="justify" fo:margin-bottom="10.00pt"/>
    </style:style>
    <style:style style:name="P7" style:family="paragraph">
      <style:paragraph-properties fo:line-height="115.00%" fo:text-align="left" fo:margin-left="0.00pt" fo:text-indent="28.40pt" fo:margin-bottom="10.00pt"/>
    </style:style>
    <style:style style:name="P8" style:family="paragraph">
      <style:paragraph-properties fo:line-height="115.00%" fo:text-align="justify" fo:margin-left="0.00pt" fo:text-indent="28.40pt" fo:margin-bottom="10.00pt"/>
    </style:style>
    <text:list-style style:name="L9">
      <text:list-level-style-bullet text:level="1" text:bullet-char="•">
        <style:list-level-properties text:space-before="46.4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15.00%" fo:text-align="justify" fo:margin-bottom="10.00pt"/>
    </style:style>
    <style:style style:name="P1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<text:tab/><text:tab/> Relátorio Tinker Cad</text:span></text:p>
      <text:p text:style-name="P1"><text:span text:style-name="T2"/></text:p>
      <text:p text:style-name="P1"><text:span text:style-name="T2"/></text:p>
      <text:p text:style-name="P2"><text:span text:style-name="T3">Link do projeto TinkerCad:</text:span></text:p>
      <text:p text:style-name="P2"><text:a xlink:href="https://www.tinkercad.com/things/knTTUIggcWL"><text:span text:style-name="T4">https://www.tinkercad.com/things/knTTUIggcWL</text:span></text:a><text:span text:style-name="T5"/></text:p>
      <text:p text:style-name="P3"><text:span text:style-name="T6"/></text:p>
      <text:p text:style-name="P3"><text:span text:style-name="T7">Prefácio:</text:span></text:p>
      <text:p text:style-name="P3"><text:span text:style-name="T8">1. Parte Eletrônica</text:span></text:p>
      <text:p text:style-name="P3"><text:span text:style-name="T8">2. Parte de Código</text:span></text:p>
      <text:p text:style-name="P3"><text:span text:style-name="T8"/></text:p>
      <text:p text:style-name="P3"><text:span text:style-name="T8">Primeira parte, Eletrônica.</text:span></text:p>
      <text:p text:style-name="P4"><text:span text:style-name="T9">Embora eu seja de Ciências da Computação, no primeiro período tive uma cadeira que me possibilitou entender o funcionamento do Tinker Cad, me introduzindo as ferramentas básicas como o led, o protoboard e como colocar os resistores, além da posição dos fios e caminhos de energia na placa de ensaio. Sendo assim, eu consegui compreender como realizar a construção do circuito a partir desse olhar, seguindo a explicação abaixo:</text:span></text:p>
      <text:list text:style-name="L5">
        <text:list-item>
          <text:p text:style-name="P5"><text:span text:style-name="T9">Primeiramente, comecei com o protoboard já conectado com o arduino, opção esta já<text:s text:c="2"/>entregue pelo TinkerCad. Além de conectar o Led e o resistor a placa de ensaio.</text:span><text:span text:style-name="T10"/></text:p>
        </text:list-item>
        <text:list-item>
          <text:p text:style-name="P5"><text:span text:style-name="T11">Após uma pesquisa em como conectar os fios do transistor no led, eu encaixei o fio numero 13 na parte positiva do Led. Além de conectar o fio negativo do mesmo na parte negativa do protoboard.</text:span><text:span text:style-name="T12"/></text:p>
        </text:list-item>
        <text:list-item>
          <text:p text:style-name="P5"><text:span text:style-name="T13">Além disso fiz a verificação do sistema. O resultado foi o funcionamento do mesmo, com o Led acendendo e desligando no código padrão presente no TinkerCad.<text:s/></text:span><text:span text:style-name="T14"/></text:p>
        </text:list-item>
      </text:list>
      <text:p text:style-name="P6"><text:span text:style-name="T14"/></text:p>
      <text:p text:style-name="P7"><text:span text:style-name="T14">Segunda parte, Código.</text:span></text:p>
      <text:p text:style-name="P8"><text:span text:style-name="T15">Por causa de minha experiência com programação justamente pelo meu curso, essa parte foi muito mais gratificante que a primeira, pois embora não tenha aprendido a programar em C++, a sintaxe semelhante a Java e código base pelo TinkerCad já foi o suficiente para programar as diferentes piscadas da lâmpada Led.</text:span></text:p>
      <text:p text:style-name="P8"><text:span text:style-name="T15">Irei explicar meu código parte por parte, em meu conhecimento de programação que adquirir em meu curso:</text:span></text:p>
      <text:p text:style-name="P8"><text:span text:style-name="T15">Obs: Irei apagar os comentários do código que coloquei no Tinker, justamente por explicar aqui.</text:span></text:p>
      <text:list text:style-name="L9">
        <text:list-item>
          <text:p text:style-name="P9"><text:span text:style-name="T15">int led = 13;<text:s text:c="2"/>// Essa parte eu coloquei após pesquisar programação no arduíno, embora seja opcional, especificar o led como inteiro 13 significa que está no pino 13.</text:span></text:p>
        </text:list-item>
        <text:list-item>
          <text:p text:style-name="P10"><text:span text:style-name="T15">void setup() { pinMode(LED_BUILTIN, OUTPUT); } // A função 'setup()' é a função inicial do arduino, as atribuições iniciais digamos assim. O código pinMode(LED_BULTIN, OUTPUT) seria a atribuição do led, assim, podemos programar o código que irá rodar no loop.</text:span></text:p>
        </text:list-item>
        <text:list-item>
          <text:p text:style-name="P10"><text:span text:style-name="T15">void loop() // Será o início da função que irá se repetir até o desligamento do sistema.</text:span></text:p>
        </text:list-item>
        <text:list-item>
          <text:p text:style-name="P10"><text:span text:style-name="T15">{for (int i = 0; i &lt; 5; i++) {digitalWrite(LED_BUILTIN, HIGH); delay(100); digitalWrite(LED_BUILTIN, LOW); delay(100);} // Esse loop irá piscar o led 5 vezes em intervalos de 0.1 segundos ligado e 0.1 segundos desligado.</text:span></text:p>
        </text:list-item>
        <text:list-item>
          <text:p text:style-name="P10"><text:span text:style-name="T15"><text:s text:c="2"/>for (int j = 0; j &lt; 5; j++) {digitalWrite(LED_BUILTIN, HIGH);<text:s text:c="2"/>delay(200); digitalWrite(LED_BUILTIN, LOW); delay(100);} // Esse loop irá piscar o led 5 vezes em intervalos de 0.2 segundos ligado e 0.1 segundos desligado.</text:span></text:p>
        </text:list-item>
        <text:list-item>
          <text:p text:style-name="P10"><text:span text:style-name="T15"><text:s text:c="2"/>for (int k = 0; k &lt; 5; k++) {digitalWrite(LED_BUILTIN, HIGH); delay(300); digitalWrite(LED_BUILTIN, LOW); delay(300);}} // Esse loop irá piscar o led 5 vezes em intervalos de 0.3 segundos ligado e 0.3 segundos desligado.</text:span><text:span text:style-name="T16"/></text:p>
        </text:list-item>
      </text:list>
      <text:p text:style-name="P11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